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language="en" fo:country="US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OpenTBS Dem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Hello <text:span text:style-name="T1">[onshow.yourname]</text:span>,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s is a demo of the OpenTBS plugi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P version : [onshow..cst.PHP_VERSION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BS version : [onshow..version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>
            <text:p>Example #1: merging data with row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First 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embership number</text:p>
          </table:table-cell>
        </table:table-row>
        <table:table-row table:style-name="ro1">
          <table:table-cell/>
          <table:table-cell table:style-name="ce4" office:value-type="string">
            <text:p>[a.firstname;block=table:table-row]</text:p>
          </table:table-cell>
          <table:table-cell table:style-name="ce5" office:value-type="string">
            <text:p>[a.name]</text:p>
          </table:table-cell>
          <table:table-cell table:style-name="ce6" office:value-type="string">
            <text:p>[a.number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18/01/2010</text:date>, <text:time>13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0-28T22:20:28</meta:creation-date>
    <dc:date>2010-01-18T13:28:40.26</dc:date>
    <meta:editing-cycles>17</meta:editing-cycles>
    <meta:editing-duration>PT00H10M09S</meta:editing-duration>
    <dc:creator>Vincent </dc:creator>
    <meta:document-statistic meta:table-count="2" meta:cell-count="14" meta:object-count="0"/>
    <meta:user-defined meta:name="Info 1"/>
    <meta:user-defined meta:name="Info 2"/>
    <meta:user-defined meta:name="Info 3"/>
    <meta:user-defined meta:name="Info 4"/>
  </office:meta>
</office:document-meta>
</file>